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automatic-styles>
    <style:style style:name="P1" style:family="paragraph" style:parent-style-name="Standard">
      <style:text-properties officeooo:rsid="001e1c5c" officeooo:paragraph-rsid="001e1c5c"/>
    </style:style>
    <style:style style:name="P2" style:family="paragraph" style:parent-style-name="Standard">
      <style:paragraph-properties fo:line-height="150%" fo:text-align="start" style:justify-single-word="false"/>
      <style:text-properties style:font-name="Lato Medium" fo:font-weight="normal" officeooo:rsid="000a3f84" officeooo:paragraph-rsid="001e1c5c" style:font-weight-asian="normal" style:font-weight-complex="normal"/>
    </style:style>
    <style:style style:name="P3" style:family="paragraph" style:parent-style-name="Standard">
      <style:paragraph-properties fo:line-height="150%" fo:text-align="start" style:justify-single-word="false"/>
      <style:text-properties style:font-name="Lato Medium" fo:font-weight="normal" officeooo:rsid="00234188" officeooo:paragraph-rsid="00234188" style:font-weight-asian="normal" style:font-weight-complex="normal"/>
    </style:style>
    <style:style style:name="P4" style:family="paragraph" style:parent-style-name="Standard">
      <style:paragraph-properties fo:line-height="150%" fo:text-align="start" style:justify-single-word="false"/>
      <style:text-properties style:font-name="Lato Medium" fo:font-weight="normal" officeooo:rsid="001d74e0" officeooo:paragraph-rsid="00234188" style:font-weight-asian="normal" style:font-weight-complex="normal"/>
    </style:style>
    <style:style style:name="P5" style:family="paragraph" style:parent-style-name="Standard">
      <style:paragraph-properties fo:line-height="150%" fo:text-align="start" style:justify-single-word="false"/>
      <style:text-properties style:font-name="Lato Medium" fo:font-weight="normal" officeooo:rsid="00252f95" officeooo:paragraph-rsid="00252f95" style:font-weight-asian="normal" style:font-weight-complex="normal"/>
    </style:style>
    <style:style style:name="P6" style:family="paragraph" style:parent-style-name="Standard">
      <style:paragraph-properties fo:line-height="150%" fo:text-align="start" style:justify-single-word="false"/>
      <style:text-properties style:font-name="Lato Medium" officeooo:rsid="000a3f84" officeooo:paragraph-rsid="001e1c5c"/>
    </style:style>
    <style:style style:name="P7" style:family="paragraph" style:parent-style-name="Standard">
      <style:paragraph-properties fo:line-height="150%" fo:text-align="start" style:justify-single-word="false"/>
      <style:text-properties style:font-name="Lato Medium" fo:font-weight="bold" officeooo:rsid="00252f95" officeooo:paragraph-rsid="00252f95" style:font-weight-asian="bold" style:font-weight-complex="bold"/>
    </style:style>
    <style:style style:name="P8" style:family="paragraph" style:parent-style-name="Standard">
      <style:paragraph-properties fo:line-height="150%" fo:text-align="start" style:justify-single-word="false"/>
      <style:text-properties style:font-name="Lato Medium" fo:font-weight="bold" officeooo:rsid="00252f95" officeooo:paragraph-rsid="0025fcab" style:font-weight-asian="bold" style:font-weight-complex="bold"/>
    </style:style>
    <style:style style:name="P9" style:family="paragraph" style:parent-style-name="Standard">
      <style:text-properties fo:font-weight="bold" officeooo:rsid="001e1c5c" officeooo:paragraph-rsid="001e1c5c" style:font-weight-asian="bold" style:font-weight-complex="bold"/>
    </style:style>
    <style:style style:name="P10" style:family="paragraph" style:parent-style-name="Standard">
      <style:paragraph-properties fo:line-height="150%" fo:text-align="start" style:justify-single-word="false"/>
      <style:text-properties fo:font-variant="normal" fo:text-transform="none" fo:color="#242424" loext:opacity="100%" style:font-name="source-code-pro" fo:font-size="10.5pt" fo:letter-spacing="normal" fo:font-style="normal" fo:font-weight="normal" officeooo:rsid="000a3f84" officeooo:paragraph-rsid="001e1c5c" style:font-weight-asian="normal" style:font-weight-complex="normal"/>
    </style:style>
    <style:style style:name="P11" style:family="paragraph" style:parent-style-name="Standard">
      <style:paragraph-properties fo:line-height="150%" fo:text-align="start" style:justify-single-word="false"/>
      <style:text-properties fo:font-variant="normal" fo:text-transform="none" fo:color="#242424" loext:opacity="100%" style:font-name="source-code-pro" fo:font-size="10.5pt" fo:letter-spacing="normal" fo:font-style="normal" fo:font-weight="normal" officeooo:rsid="00232559" officeooo:paragraph-rsid="00232559" style:font-weight-asian="normal" style:font-weight-complex="normal"/>
    </style:style>
    <style:style style:name="P12" style:family="paragraph" style:parent-style-name="Standard">
      <style:paragraph-properties fo:line-height="150%" fo:text-align="start" style:justify-single-word="false"/>
      <style:text-properties fo:font-variant="normal" fo:text-transform="none" fo:color="#242424" loext:opacity="100%" style:font-name="Lato Medium" fo:font-size="10.5pt" fo:letter-spacing="normal" fo:font-style="normal" fo:font-weight="normal" officeooo:rsid="0011144d" officeooo:paragraph-rsid="00232559" style:font-weight-asian="normal" style:font-weight-complex="normal"/>
    </style:style>
    <style:style style:name="T1" style:family="text">
      <style:text-properties fo:font-variant="normal" fo:text-transform="none" fo:color="#242424" loext:opacity="100%" style:font-name="source-code-pro" fo:font-size="10.5pt" fo:letter-spacing="normal" fo:font-style="normal"/>
    </style:style>
    <style:style style:name="T2" style:family="text">
      <style:text-properties fo:font-variant="normal" fo:text-transform="none" fo:color="#242424" loext:opacity="100%" style:font-name="source-code-pro" fo:font-size="10.5pt" fo:letter-spacing="normal" fo:font-style="normal" officeooo:rsid="0020ec2b"/>
    </style:style>
    <style:style style:name="T3" style:family="text">
      <style:text-properties fo:font-variant="normal" fo:text-transform="none" fo:color="#242424" loext:opacity="100%" style:font-name="source-code-pro" fo:font-size="10.5pt" fo:letter-spacing="normal" fo:font-style="normal" fo:font-weight="normal"/>
    </style:style>
    <style:style style:name="T4" style:family="text">
      <style:text-properties fo:font-variant="normal" fo:text-transform="none" fo:color="#242424" loext:opacity="100%" style:font-name="source-code-pro" fo:font-size="10.5pt" fo:letter-spacing="normal" fo:font-style="normal" fo:font-weight="normal" officeooo:rsid="000f1497"/>
    </style:style>
    <style:style style:name="T5" style:family="text">
      <style:text-properties fo:font-variant="normal" fo:text-transform="none" fo:color="#242424" loext:opacity="100%" style:font-name="source-code-pro" fo:font-size="10.5pt" fo:letter-spacing="normal" fo:font-style="normal" officeooo:rsid="001e1c5c"/>
    </style:style>
    <style:style style:name="T6" style:family="text">
      <style:text-properties fo:font-variant="normal" fo:text-transform="none" fo:color="#242424" loext:opacity="100%" style:font-name="source-code-pro" fo:font-size="10.5pt" fo:letter-spacing="normal" fo:font-style="normal" officeooo:rsid="001ff942"/>
    </style:style>
    <style:style style:name="T7" style:family="text">
      <style:text-properties fo:font-variant="normal" fo:text-transform="none" fo:color="#242424" loext:opacity="100%" style:font-name="source-code-pro" fo:font-size="10.5pt" fo:letter-spacing="normal" fo:font-style="normal" officeooo:rsid="002040fa"/>
    </style:style>
    <style:style style:name="T8" style:family="text">
      <style:text-properties fo:font-variant="normal" fo:text-transform="none" fo:color="#242424" loext:opacity="100%" style:font-name="source-code-pro" fo:font-size="10.5pt" fo:letter-spacing="normal" fo:font-style="normal" officeooo:rsid="00279288"/>
    </style:style>
    <style:style style:name="T9" style:family="text">
      <style:text-properties fo:font-variant="normal" fo:text-transform="none" fo:color="#242424" loext:opacity="100%" style:font-name="source-code-pro" fo:font-size="10.5pt" fo:letter-spacing="normal" fo:font-style="normal" officeooo:rsid="0028f462"/>
    </style:style>
    <style:style style:name="T10" style:family="text">
      <style:text-properties fo:font-variant="normal" fo:text-transform="none" fo:color="#242424" loext:opacity="100%" style:font-name="source-code-pro" fo:font-size="10.5pt" fo:letter-spacing="normal" fo:font-style="normal" officeooo:rsid="002a361a"/>
    </style:style>
    <style:style style:name="T11" style:family="text">
      <style:text-properties fo:font-variant="normal" fo:text-transform="none" fo:color="#242424" loext:opacity="100%" style:font-name="source-code-pro" fo:font-size="10.5pt" fo:letter-spacing="normal" fo:font-style="normal" officeooo:rsid="002b4442"/>
    </style:style>
    <style:style style:name="T12" style:family="text">
      <style:text-properties fo:font-variant="normal" fo:text-transform="none" fo:color="#242424" loext:opacity="100%" style:font-name="source-code-pro" fo:font-size="10.5pt" fo:letter-spacing="normal" fo:font-style="normal" officeooo:rsid="002d9442"/>
    </style:style>
    <style:style style:name="T13" style:family="text">
      <style:text-properties fo:font-variant="normal" fo:text-transform="none" fo:color="#242424" loext:opacity="100%" fo:letter-spacing="normal"/>
    </style:style>
    <style:style style:name="T14" style:family="text">
      <style:text-properties fo:font-variant="normal" fo:text-transform="none" fo:color="#5c2699" loext:opacity="100%" style:font-name="source-code-pro" fo:font-size="10.5pt" fo:letter-spacing="normal" fo:font-style="normal"/>
    </style:style>
    <style:style style:name="T15" style:family="text">
      <style:text-properties officeooo:rsid="00232559"/>
    </style:style>
    <style:style style:name="T16" style:family="text">
      <style:text-properties fo:font-weight="normal" style:font-weight-asian="normal" style:font-weight-complex="normal"/>
    </style:style>
    <style:style style:name="T17" style:family="text">
      <style:text-properties officeooo:rsid="00264285"/>
    </style:style>
    <style:style style:name="T18" style:family="text">
      <style:text-properties officeooo:rsid="00279288"/>
    </style:style>
    <style:style style:name="T19" style:family="text">
      <style:text-properties officeooo:rsid="0028f4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Qlora:</text:p>
      <text:p text:style-name="P1"/>
      <text:p text:style-name="P2"><text:span text:style-name="T14">export</text:span><text:span text:style-name="T13"> </text:span><text:span text:style-name="T1">WANDB_PROJECT=</text:span><text:span text:style-name="T9">layered_model_1_Attempts</text:span><text:span text:style-name="T12">_V2</text:span></text:p>
      <text:p text:style-name="P6"><text:tab/><text:span text:style-name="T3">python3 </text:span><text:span text:style-name="T4">q</text:span><text:span text:style-name="T3">lora.py \</text:span><text:line-break/><text:tab/><text:span text:style-name="T3">--model_name_or_path models/open_llama_7b_v</text:span><text:span text:style-name="T4">2</text:span> \</text:p>
      <text:p text:style-name="P2"><text:span text:style-name="T1"><text:tab/>--output_dir ./output/</text:span><text:span text:style-name="T8">layered_models/</text:span><text:span text:style-name="T9">layered_model_1_Attempts </text:span><text:span text:style-name="T1">\</text:span><text:line-break/><text:tab/><text:span text:style-name="T1">--logging_steps 10 \</text:span><text:line-break/><text:tab/><text:span text:style-name="T1">--save_strategy steps \</text:span><text:line-break/><text:tab/><text:span text:style-name="T1">--data_seed 42 \</text:span><text:line-break/><text:tab/><text:span text:style-name="T1">--save_steps 500 \</text:span><text:line-break/><text:tab/><text:span text:style-name="T1">--save_total_limit </text:span><text:span text:style-name="T8">10</text:span><text:span text:style-name="T1"> \</text:span><text:line-break/><text:tab/><text:span text:style-name="T1">--evaluation_strategy steps \</text:span><text:line-break/><text:tab/><text:span text:style-name="T1">--eval_dataset_size </text:span><text:span text:style-name="T8">45633</text:span><text:span text:style-name="T1">\</text:span><text:line-break/><text:tab/><text:span text:style-name="T1">--per_device_eval_batch_size 16 \</text:span><text:line-break/><text:tab/><text:span text:style-name="T1">--max_new_tokens 32 \</text:span><text:line-break/><text:tab/><text:span text:style-name="T1">--dataloader_num_workers 3 \</text:span><text:line-break/><text:tab/><text:span text:style-name="T1">--group_by_length \</text:span><text:line-break/><text:tab/><text:span text:style-name="T1">--logging_strategy steps \</text:span><text:line-break/><text:tab/><text:span text:style-name="T1">--remove_unused_columns False \</text:span><text:line-break/><text:tab/><text:span text:style-name="T1">--do_train </text:span><text:span text:style-name="T11">T</text:span><text:span text:style-name="T8">rue </text:span><text:span text:style-name="T1">\</text:span><text:line-break/><text:tab/><text:span text:style-name="T1">--do_eval </text:span><text:span text:style-name="T11">T</text:span><text:span text:style-name="T8">rue </text:span><text:span text:style-name="T1">\</text:span><text:line-break/><text:tab/><text:span text:style-name="T1">--do_mmlu_eval False \</text:span><text:line-break/><text:tab/><text:span text:style-name="T1">--lora_r 64 \</text:span><text:line-break/><text:tab/><text:span text:style-name="T1">--lora_alpha 16 \</text:span><text:line-break/><text:tab/><text:span text:style-name="T1">--lora_modules all \</text:span><text:line-break/><text:tab/><text:span text:style-name="T1">--double_quant \</text:span><text:line-break/><text:tab/><text:span text:style-name="T1">--quant_type nf4 </text:span><text:span text:style-name="T11">T</text:span><text:span text:style-name="T8">rue </text:span><text:span text:style-name="T1">\</text:span><text:line-break/><text:tab/><text:span text:style-name="T1">--bf16 \</text:span><text:line-break/><text:tab/><text:span text:style-name="T1">--bits 4 \</text:span><text:line-break/><text:tab/><text:span text:style-name="T1">--warmup_ratio 0.03 \</text:span><text:line-break/><text:tab/><text:span text:style-name="T1">--lr_scheduler_type constant \</text:span><text:line-break/><text:tab/><text:span text:style-name="T1">--gradient_checkpointing \</text:span><text:line-break/><text:tab/><text:span text:style-name="T1">--dataset data/</text:span><text:span text:style-name="T8">layered_model_datasets</text:span><text:span text:style-name="T6">/</text:span><text:span text:style-name="T5">attempts</text:span><text:span text:style-name="T2">/</text:span><text:span text:style-name="T10">dataset_attempts.</text:span><text:span text:style-name="T1">jsonl </text:span><text:span text:style-name="T5">\</text:span><text:line-break/><text:tab/><text:span text:style-name="T1">--dataset_format oasst1 \</text:span><text:line-break/><text:tab/><text:span text:style-name="T1">--source_max_len 16 \</text:span><text:line-break/><text:tab/><text:span text:style-name="T1">--target_max_len 512 \</text:span><text:line-break/><text:tab/><text:span text:style-name="T1">--per_device_train_batch_size 16 \</text:span><text:line-break/><text:soft-page-break/><text:tab/><text:span text:style-name="T1">--gradient_accumulation_steps 1 \</text:span><text:line-break/><text:tab/><text:span text:style-name="T1">--max_steps </text:span><text:span text:style-name="T7">2281</text:span><text:span text:style-name="T8">6</text:span><text:span text:style-name="T1"> \</text:span><text:line-break/><text:tab/><text:span text:style-name="T1">--eval_steps </text:span><text:span text:style-name="T8">2281</text:span><text:span text:style-name="T1"> \</text:span><text:line-break/><text:tab/><text:span text:style-name="T1">--learning_rate 0.0002 \</text:span><text:line-break/><text:tab/><text:span text:style-name="T1">--adam_beta2 0.999 \</text:span><text:line-break/><text:tab/><text:span text:style-name="T1">--max_grad_norm 0.3 \</text:span><text:line-break/><text:tab/><text:span text:style-name="T1">--lora_dropout 0.1 \</text:span><text:line-break/><text:tab/><text:span text:style-name="T1">--weight_decay 0.0 \</text:span><text:line-break/><text:tab/><text:span text:style-name="T1">--seed 0 \</text:span><text:line-break/><text:tab/><text:span text:style-name="T1">--report_to wandb </text:span></text:p>
      <text:p text:style-name="P10"/>
      <text:p text:style-name="P10"/>
      <text:p text:style-name="P11">Merge:</text:p>
      <text:p text:style-name="P11"/>
      <text:p text:style-name="P12">python3 merge_peft_adapters.py --device cpu --base_model_name_or_path ./models/open_llama_7b_v2 --peft_model_path ./output/layered_models/layered_model_1_Attempts/checkpoint-<text:span text:style-name="T15">22500</text:span>/adapter_model --output_dir ./merged_models/<text:span text:style-name="T18">layered_models/</text:span><text:span text:style-name="T19">layered_model_1_Attempts</text:span></text:p>
      <text:p text:style-name="P2"/>
      <text:p text:style-name="P2"/>
      <text:p text:style-name="P3">Testing:</text:p>
      <text:p text:style-name="P7">1</text:p>
      <text:p text:style-name="P4">##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4">### Event: Attempt. </text:p>
      <text:p text:style-name="P4">### Time: 77. </text:p>
      <text:p text:style-name="P4">### Event Team: Udinese. </text:p>
      <text:p text:style-name="P4">### Opponent Team: Juventus.</text:p>
      <text:p text:style-name="P4">### Player: Cyril Smith. </text:p>
      <text:p text:style-name="P4">### Assist: Alec Cook.</text:p>
      <text:p text:style-name="P4">### Attempt Result: Missed.</text:p>
      <text:p text:style-name="P4">### Foot: left footed. </text:p>
      <text:p text:style-name="P4">### Pitch Position: Outside the box. </text:p>
      <text:p text:style-name="P4">### Attempt Placement: High and wide. </text:p>
      <text:p text:style-name="P4">### Attempt Following: Corner.</text:p>
      <text:p text:style-name="P4">### Assistant: Attempt</text:p>
      <text:p text:style-name="P7"><text:soft-page-break/>Result: <text:span text:style-name="T16">Attempt missed. Cyril Smith (Udinese) left footed shot from outside the box is high and wide to the right. Assisted by Alec Cook following a corner.</text:span></text:p>
      <text:p text:style-name="P5"/>
      <text:p text:style-name="P7">2</text:p>
      <text:p text:style-name="P5">##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5">### Event: Attempt. </text:p>
      <text:p text:style-name="P5">### Time: 12. </text:p>
      <text:p text:style-name="P5">### Event Team: Swansea. </text:p>
      <text:p text:style-name="P5">### Opponent Team: Cardiff.</text:p>
      <text:p text:style-name="P5">### Player: Yaya Toure. </text:p>
      <text:p text:style-name="P5">### Assist: Kolo Toure.</text:p>
      <text:p text:style-name="P5">### Attempt Result: Saved.</text:p>
      <text:p text:style-name="P5">### Foot: head. </text:p>
      <text:p text:style-name="P5">### Pitch Position: Centre of the box. </text:p>
      <text:p text:style-name="P5">### Attempt Placement: Centre of the goal. </text:p>
      <text:p text:style-name="P5">### Attempt Following: Corner.</text:p>
      <text:p text:style-name="P5">### Assistant: <text:span text:style-name="T17">Attempt</text:span></text:p>
      <text:p text:style-name="P4"/>
      <text:p text:style-name="P7">Result: <text:span text:style-name="T16">Attempt saved. Yaya Toure (Swansea City) header from the centre of the box is saved in the centre of the goal. Assisted by Kolo Toure following a corner.</text:span></text:p>
      <text:p text:style-name="P5"/>
      <text:p text:style-name="P7">3</text:p>
      <text:p text:style-name="P5">##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5">### Event: Attempt. </text:p>
      <text:p text:style-name="P5">### Time: 12. </text:p>
      <text:p text:style-name="P5">### Event Team: Roma. </text:p>
      <text:p text:style-name="P5">### Opponent Team: Cardiff.</text:p>
      <text:p text:style-name="P5">### Player: Julian Schuster. </text:p>
      <text:p text:style-name="P5">### Assist: .</text:p>
      <text:p text:style-name="P5">### Attempt Result: missed.</text:p>
      <text:p text:style-name="P5">### Foot: right foot. </text:p>
      <text:p text:style-name="P5">### Pitch Position: Outside the box. </text:p>
      <text:p text:style-name="P5"><text:soft-page-break/>### Attempt Placement: Misses to the left. </text:p>
      <text:p text:style-name="P5">### Attempt Following: Open play.</text:p>
      <text:p text:style-name="P5">### Assistant: <text:span text:style-name="T17">Attempt</text:span></text:p>
      <text:p text:style-name="P5"/>
      <text:p text:style-name="P7">Result: <text:span text:style-name="T16">Attempt missed. Julian Schuster (Roma) right footed shot from outside the box misses to the left following a fast break situation.</text:span></text:p>
      <text:p text:style-name="P5"/>
      <text:p text:style-name="P7">4</text:p>
      <text:p text:style-name="P5">##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5">### Event: Attempt. </text:p>
      <text:p text:style-name="P5">### Time: 12. </text:p>
      <text:p text:style-name="P5">### Event Team: Everton. </text:p>
      <text:p text:style-name="P5">### Opponent Team: Juventus.</text:p>
      <text:p text:style-name="P5">### Player: Luis Figo. </text:p>
      <text:p text:style-name="P5">### Assist: .</text:p>
      <text:p text:style-name="P5">### Attempt Result: blocked.</text:p>
      <text:p text:style-name="P5">### Foot: left foot. </text:p>
      <text:p text:style-name="P5">### Pitch Position: Outside the box. </text:p>
      <text:p text:style-name="P5">### Attempt Placement: Blocked. </text:p>
      <text:p text:style-name="P5">### Attempt Following: Open play.</text:p>
      <text:p text:style-name="P5">### Assistant: </text:p>
      <text:p text:style-name="P5"/>
      <text:p text:style-name="P8">Result: <text:span text:style-name="T16">Attempt blocked. Luis Figo (Everton) left footed shot from outside the box is block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0:48:18.962326820</meta:creation-date>
    <meta:generator>LibreOffice/7.6.2.1$Linux_X86_64 LibreOffice_project/9d0b4c0791fc17bc4181a67fd90c5aaed576d1c0</meta:generator>
    <dc:date>2023-10-22T20:34:45.483717094</dc:date>
    <meta:editing-duration>PT5H22M52S</meta:editing-duration>
    <meta:editing-cycles>10</meta:editing-cycles>
    <meta:document-statistic meta:table-count="0" meta:image-count="0" meta:object-count="0" meta:page-count="4" meta:paragraph-count="67" meta:word-count="665" meta:character-count="4331" meta:non-whitespace-character-count="3706"/>
  </office:meta>
</office:document-meta>
</file>